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74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3693in"/>
    </style:style>
    <style:style style:name="co5" style:family="table-column">
      <style:table-column-properties fo:break-before="auto" style:column-width="1.539in"/>
    </style:style>
    <style:style style:name="co6" style:family="table-column">
      <style:table-column-properties fo:break-before="auto" style:column-width="2.2665in"/>
    </style:style>
    <style:style style:name="co7" style:family="table-column">
      <style:table-column-properties fo:break-before="auto" style:column-width="2.3508in"/>
    </style:style>
    <style:style style:name="co8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2.3661in"/>
    </style:style>
    <style:style style:name="co10" style:family="table-column">
      <style:table-column-properties fo:break-before="auto" style:column-width="2.1516in"/>
    </style:style>
    <style:style style:name="co11" style:family="table-column">
      <style:table-column-properties fo:break-before="auto" style:column-width="2.0673in"/>
    </style:style>
    <style:style style:name="co12" style:family="table-column">
      <style:table-column-properties fo:break-before="auto" style:column-width="0.9189in"/>
    </style:style>
    <style:style style:name="co13" style:family="table-column">
      <style:table-column-properties fo:break-before="auto" style:column-width="2.1591in"/>
    </style:style>
    <style:style style:name="co14" style:family="table-column">
      <style:table-column-properties fo:break-before="auto" style:column-width="1.6508in"/>
    </style:style>
    <style:style style:name="co15" style:family="table-column">
      <style:table-column-properties fo:break-before="auto" style:column-width="1.6618in"/>
    </style:style>
    <style:style style:name="co16" style:family="table-column">
      <style:table-column-properties fo:break-before="auto" style:column-width="1.6075in"/>
    </style:style>
    <style:style style:name="co17" style:family="table-column">
      <style:table-column-properties fo:break-before="auto" style:column-width="1.6835in"/>
    </style:style>
    <style:style style:name="co18" style:family="table-column">
      <style:table-column-properties fo:break-before="auto" style:column-width="1.3827in"/>
    </style:style>
    <style:style style:name="co19" style:family="table-column">
      <style:table-column-properties fo:break-before="auto" style:column-width="1.4043in"/>
    </style:style>
    <style:style style:name="co20" style:family="table-column">
      <style:table-column-properties fo:break-before="auto" style:column-width="2.1118in"/>
    </style:style>
    <style:style style:name="co21" style:family="table-column">
      <style:table-column-properties fo:break-before="auto" style:column-width="2.7016in"/>
    </style:style>
    <style:style style:name="co22" style:family="table-column">
      <style:table-column-properties fo:break-before="auto" style:column-width="3.2374in"/>
    </style:style>
    <style:style style:name="co23" style:family="table-column">
      <style:table-column-properties fo:break-before="auto" style:column-width="4.2244in"/>
    </style:style>
    <style:style style:name="co24" style:family="table-column">
      <style:table-column-properties fo:break-before="auto" style:column-width="4.0528in"/>
    </style:style>
    <style:style style:name="co25" style:family="table-column">
      <style:table-column-properties fo:break-before="auto" style:column-width="2.0689in"/>
    </style:style>
    <style:style style:name="co26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73in" fo:break-before="auto" style:use-optimal-row-height="false"/>
    </style:style>
    <style:style style:name="ro3" style:family="table-row">
      <style:table-row-properties style:row-height="0.239in" fo:break-before="auto" style:use-optimal-row-height="false"/>
    </style:style>
    <style:style style:name="ro4" style:family="table-row">
      <style:table-row-properties style:row-height="0.202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1654in" fo:break-before="auto" style:use-optimal-row-height="false"/>
    </style:style>
    <style:style style:name="ro7" style:family="table-row">
      <style:table-row-properties style:row-height="0.1602in" fo:break-before="auto" style:use-optimal-row-height="false"/>
    </style:style>
    <style:style style:name="ro8" style:family="table-row">
      <style:table-row-properties style:row-height="0.1862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ro10" style:family="table-row">
      <style:table-row-properties style:row-height="0.2382in" fo:break-before="auto" style:use-optimal-row-height="false"/>
    </style:style>
    <style:style style:name="ro11" style:family="table-row">
      <style:table-row-properties style:row-height="0.2693in" fo:break-before="auto" style:use-optimal-row-height="false"/>
    </style:style>
    <style:style style:name="ro1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wrap-option="no-wrap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1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4" table:default-cell-style-name="Default"/>
        <table:table-column table:style-name="co1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RandomID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brick_first</text:p>
          </table:table-cell>
          <table:table-cell office:value-type="string" calcext:value-type="string">
            <text:p>answer_brick_1</text:p>
          </table:table-cell>
          <table:table-cell office:value-type="string" calcext:value-type="string">
            <text:p>answer_brick_2</text:p>
          </table:table-cell>
          <table:table-cell office:value-type="string" calcext:value-type="string">
            <text:p>answer_paperclip_1</text:p>
          </table:table-cell>
          <table:table-cell office:value-type="string" calcext:value-type="string">
            <text:p>answer_paperclip_2</text:p>
          </table:table-cell>
          <table:table-cell office:value-type="string" calcext:value-type="string">
            <text:p>strategy</text:p>
          </table:table-cell>
          <table:table-cell/>
          <table:table-cell office:value-type="string" calcext:value-type="string">
            <text:p>score_fluency_1_before_break</text:p>
          </table:table-cell>
          <table:table-cell office:value-type="string" calcext:value-type="string">
            <text:p>score_originality_1_before_break</text:p>
          </table:table-cell>
          <table:table-cell office:value-type="string" calcext:value-type="string">
            <text:p>score_flexibility_1_before_break</text:p>
          </table:table-cell>
          <table:table-cell office:value-type="string" calcext:value-type="string">
            <text:p>score_elaboration_1_before_break</text:p>
          </table:table-cell>
          <table:table-cell office:value-type="string" calcext:value-type="string">
            <text:p>score_average_1_before_break</text:p>
          </table:table-cell>
          <table:table-cell/>
          <table:table-cell office:value-type="string" calcext:value-type="string">
            <text:p>score_fluency_1_after_break</text:p>
          </table:table-cell>
          <table:table-cell office:value-type="string" calcext:value-type="string">
            <text:p>score_originality_1_after_break</text:p>
          </table:table-cell>
          <table:table-cell office:value-type="string" calcext:value-type="string">
            <text:p>score_flexibility_1_after_break</text:p>
          </table:table-cell>
          <table:table-cell office:value-type="string" calcext:value-type="string">
            <text:p>score_elaboration_1_after_break</text:p>
          </table:table-cell>
          <table:table-cell office:value-type="string" calcext:value-type="string">
            <text:p>score_average_1_after_break</text:p>
          </table:table-cell>
          <table:table-cell/>
          <table:table-cell office:value-type="string" calcext:value-type="string">
            <text:p>score_fluency_2_before_break</text:p>
          </table:table-cell>
          <table:table-cell office:value-type="string" calcext:value-type="string">
            <text:p>score_originality_2_before_break</text:p>
          </table:table-cell>
          <table:table-cell office:value-type="string" calcext:value-type="string">
            <text:p>score_flexibility_2_before_break</text:p>
          </table:table-cell>
          <table:table-cell office:value-type="string" calcext:value-type="string">
            <text:p>score_elaboration_2_before_break</text:p>
          </table:table-cell>
          <table:table-cell office:value-type="string" calcext:value-type="string">
            <text:p>score_average_2_before_break</text:p>
          </table:table-cell>
          <table:table-cell/>
          <table:table-cell office:value-type="string" calcext:value-type="string">
            <text:p>score_fluency_2_after_break</text:p>
          </table:table-cell>
          <table:table-cell office:value-type="string" calcext:value-type="string">
            <text:p>score_originality_2_after_break</text:p>
          </table:table-cell>
          <table:table-cell office:value-type="string" calcext:value-type="string">
            <text:p>score_flexibility_2_after_break</text:p>
          </table:table-cell>
          <table:table-cell office:value-type="string" calcext:value-type="string">
            <text:p>score_elaboration_2_after_break</text:p>
          </table:table-cell>
          <table:table-cell office:value-type="string" calcext:value-type="string">
            <text:p>score_average_2_after_break</text:p>
          </table:table-cell>
          <table:table-cell/>
          <table:table-cell office:value-type="string" calcext:value-type="string">
            <text:p>MCQ_run_out_of_ideas</text:p>
          </table:table-cell>
          <table:table-cell office:value-type="string" calcext:value-type="string">
            <text:p>MCQ_break_positive</text:p>
          </table:table-cell>
          <table:table-cell/>
          <table:table-cell office:value-type="string" calcext:value-type="string">
            <text:p>MCQ_used_strategy</text:p>
          </table:table-cell>
          <table:table-cell office:value-type="string" calcext:value-type="string">
            <text:p>reason_not_used</text:p>
          </table:table-cell>
          <table:table-cell office:value-type="string" calcext:value-type="string">
            <text:p>MSQ_fluency_after_strategy</text:p>
          </table:table-cell>
          <table:table-cell office:value-type="string" calcext:value-type="string">
            <text:p>MSQ_originality_after_strategy</text:p>
          </table:table-cell>
          <table:table-cell office:value-type="string" calcext:value-type="string">
            <text:p>MSQ_flexibility_after_strategy</text:p>
          </table:table-cell>
          <table:table-cell office:value-type="string" calcext:value-type="string">
            <text:p>MSQ_elaboration_after_strategy</text:p>
          </table:table-cell>
          <table:table-cell table:number-columns-repeated="2"/>
          <table:table-cell table:style-name="ce3" table:number-columns-repeated="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21639" calcext:value-type="float">
            <text:p>21639</text:p>
          </table:table-cell>
          <table:table-cell office:value-type="string" calcext:value-type="string">
            <text:p>F</text:p>
          </table:table-cell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 build house; </text:p>
            <text:p>build chimney;</text:p>
            <text:p>for wall construction; </text:p>
            <text:p>for floor construction;</text:p>
            <text:p>paper weight; </text:p>
            <text:p>melee weapon; </text:p>
            <text:p>projectile weapon; </text:p>
            <text:p>build a deck; </text:p>
            <text:p>flowerpots;</text:p>
            <text:p>barbecues; </text:p>
          </table:table-cell>
          <table:table-cell office:value-type="string" calcext:value-type="string">
            <text:p>brick path; </text:p>
            <text:p>planters holders;</text:p>
            <text:p>garden bench; </text:p>
            <text:p>waterfalls; </text:p>
            <text:p>birdbath;</text:p>
            <text:p>yard art; </text:p>
            <text:p>brick fire pit; </text:p>
          </table:table-cell>
          <table:table-cell office:value-type="string" calcext:value-type="string">
            <text:p>key ring;</text:p>
            <text:p>tiny screwdriver;</text:p>
            <text:p>hide bra straps;</text:p>
            <text:p>bookmark;</text:p>
            <text:p>remove hair from hair brush;</text:p>
            <text:p>open bags;</text:p>
            <text:p>pit a cherry; </text:p>
            <text:p>smartphone stand;</text:p>
            <text:p>lock picker;</text:p>
          </table:table-cell>
          <table:table-cell office:value-type="string" calcext:value-type="string">
            <text:p>an antenna;</text:p>
            <text:p>part of a circuit;</text:p>
            <text:p>compass needle;</text:p>
            <text:p>make-shift tack for corkboard;</text:p>
            <text:p>home-made tattoo needle;</text:p>
            <text:p>a tiny coat-hanger for dolls;</text:p>
            <text:p>a sword for dolls;</text:p>
            <text:p>finger-tip spikey;</text:p>
            <text:p>weapons;</text:p>
            <text:p>spikes for a punk-rock collar;</text:p>
            <text:p>spikes for a mad scientist hat;</text:p>
            <text:p>fishing hook;</text:p>
            <text:p>hooks for hanging mobiles;</text:p>
            <text:p>building material for miniature mobiles;</text:p>
            <text:p>for prying out stuck SD cards;</text:p>
            <text:p>bendable stress-relief toy;</text:p>
            <text:p>frame for tiny kite skeleton for clay model;</text:p>
            <text:p>hooks for hanging picture from ceiling;</text:p>
            <text:p>weights for paper airplanes;</text:p>
            <text:p>weights for paper plate Frisbees;</text:p>
            <text:p>hair clip;</text:p>
            <text:p>paper clip;</text:p>
            <text:p>bracelet;</text:p>
            <text:p>slingshot ammo;</text:p>
            <text:p>rubber band shooter;</text:p>
            <text:p>shake a box of paper clips as a musical instruments;</text:p>
            <text:p>cut to different lengths to make a keys on a tiny piano;</text:p>
            <text:p>hooks for rubber bands in a shoe box guitar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57" calcext:value-type="float">
            <text:p>0.57</text:p>
          </table:table-cell>
          <table:table-cell office:value-type="float" office:value="0.75" calcext:value-type="float">
            <text:p>0.75</text:p>
          </table:table-cell>
          <table:table-cell office:value-type="float" office:value="0.28" calcext:value-type="float">
            <text:p>0.2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56" calcext:value-type="float">
            <text:p>0.56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8" calcext:value-type="float">
            <text:p>0.68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office:value-type="float" office:value="0.76" calcext:value-type="float">
            <text:p>0.7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34076" calcext:value-type="float">
            <text:p>34076</text:p>
          </table:table-cell>
          <table:table-cell office:value-type="string" calcext:value-type="string">
            <text:p>M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uild a wall;</text:p>
            <text:p>build a house; </text:p>
            <text:p>use them as weights; </text:p>
            <text:p>build a pavement; </text:p>
          </table:table-cell>
          <table:table-cell office:value-type="string" calcext:value-type="string">
            <text:p>throw it see how far it can go; </text:p>
            <text:p>use it as a candle holder; </text:p>
            <text:p>flatten something;</text:p>
          </table:table-cell>
          <table:table-cell office:value-type="string" calcext:value-type="string">
            <text:p>keeping paper together;</text:p>
            <text:p>picking a lock; </text:p>
          </table:table-cell>
          <table:table-cell office:value-type="string" calcext:value-type="string">
            <text:p>getting the sim card tray out of your phone;</text:p>
            <text:p>getting stuff from between your teeth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09" calcext:value-type="float">
            <text:p>0.09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42" calcext:value-type="float">
            <text:p>0.42</text:p>
          </table:table-cell>
          <table:table-cell office:value-type="float" office:value="0.25" calcext:value-type="float">
            <text:p>0.25</text:p>
          </table:table-cell>
          <table:table-cell office:value-type="float" office:value="0.46" calcext:value-type="float">
            <text:p>0.46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67" calcext:value-type="float">
            <text:p>0.67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45" calcext:value-type="float">
            <text:p>0.45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4">
          <table:table-cell office:value-type="float" office:value="2" calcext:value-type="float">
            <text:p>2</text:p>
          </table:table-cell>
          <table:table-cell table:style-name="ce9" office:value-type="float" office:value="74601" calcext:value-type="float">
            <text:p>74601</text:p>
          </table:table-cell>
          <table:table-cell table:style-name="ce9" office:value-type="string" calcext:value-type="string">
            <text:p>M</text:p>
          </table:table-cell>
          <table:table-cell table:style-name="ce9" office:value-type="float" office:value="46" calcext:value-type="float">
            <text:p>46</text:p>
          </table:table-cell>
          <table:table-cell table:style-name="ce9"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build a house;</text:p>
            <text:p>weapon;</text:p>
            <text:p>book end;</text:p>
            <text:p>open coconut;</text:p>
            <text:p>door wedge; </text:p>
            <text:p>alternative use as a hammer;</text:p>
            <text:p>use as substitute weight lifting; </text:p>
            <text:p>use on car accelerator;</text:p>
          </table:table-cell>
          <table:table-cell office:value-type="string" calcext:value-type="string">
            <text:p>paper weight;</text:p>
            <text:p>build oven;</text:p>
            <text:p>kill an insect;</text:p>
            <text:p>exfoliate skin;</text:p>
            <text:p>open a can; </text:p>
            <text:p>open a bottle;</text:p>
            <text:p>pop a balloon;</text:p>
          </table:table-cell>
          <table:table-cell office:value-type="string" calcext:value-type="string">
            <text:p>clip papers together; </text:p>
            <text:p>handcuff key;</text:p>
            <text:p>fishing lure; </text:p>
            <text:p>make a ring; </text:p>
            <text:p>poke holes in paper; </text:p>
            <text:p>splint for injured finger; </text:p>
            <text:p>eat food with; </text:p>
            <text:p>scratch itchy skin;</text:p>
          </table:table-cell>
          <table:table-cell office:value-type="string" calcext:value-type="string">
            <text:p>pick a door lock;</text:p>
            <text:p>pop a balloon; </text:p>
            <text:p>use to stitch clothing together;</text:p>
            <text:p>trade for something; </text:p>
            <text:p>sell on eBay;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29" calcext:value-type="float">
            <text:p>0.29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82" calcext:value-type="float">
            <text:p>0.82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45" calcext:value-type="float">
            <text:p>0.45</text:p>
          </table:table-cell>
          <table:table-cell/>
          <table:table-cell table:number-columns-repeated="2" office:value-type="float" office:value="0.44" calcext:value-type="float">
            <text:p>0.44</text:p>
          </table:table-cell>
          <table:table-cell office:value-type="float" office:value="0.75" calcext:value-type="float">
            <text:p>0.75</text:p>
          </table:table-cell>
          <table:table-cell office:value-type="float" office:value="0.37" calcext:value-type="float">
            <text:p>0.3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88" calcext:value-type="float">
            <text:p>0.88</text:p>
          </table:table-cell>
          <table:table-cell office:value-type="float" office:value="0.5" calcext:value-type="float">
            <text:p>0.5</text:p>
          </table:table-cell>
          <table:table-cell office:value-type="float" office:value="0.29" calcext:value-type="float">
            <text:p>0.29</text:p>
          </table:table-cell>
          <table:table-cell office:value-type="float" office:value="0.52" calcext:value-type="float">
            <text:p>0.5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float" office:value="11242" calcext:value-type="float">
            <text:p>11242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 build with; </text:p>
            <text:p>to use as a planter; </text:p>
            <text:p>to use as a paperweight; </text:p>
            <text:p>to break a window; </text:p>
            <text:p>to hold down light objects so they don't fly away; </text:p>
            <text:p>to trace on the sidewalk when drawing; </text:p>
            <text:p>to hold your pens and markers; </text:p>
            <text:p>to flatten dough; </text:p>
            <text:p>as a painting surface; </text:p>
            <text:p>to stack; </text:p>
          </table:table-cell>
          <table:table-cell office:value-type="string" calcext:value-type="string">
            <text:p>I could use it for bookends; </text:p>
            <text:p>I could hit someone who was threatening me with it; </text:p>
            <text:p>I could use it for a walkway for decoration; </text:p>
            <text:p>I could stick reed diffuser sticks in it; </text:p>
            <text:p>I could fill in the holes with jello; </text:p>
            <text:p>I could put a string around it and drag it as a pet;</text:p>
          </table:table-cell>
          <table:table-cell office:value-type="string" calcext:value-type="string">
            <text:p>for cleaning your phone; </text:p>
            <text:p>for cleaning your USB port; </text:p>
            <text:p>for restarting your modem; </text:p>
            <text:p>for holding paper together; </text:p>
            <text:p>for holding your hair back; </text:p>
            <text:p>for making earrings; </text:p>
            <text:p>for making a necklace;</text:p>
            <text:p>for using as a stress reliever to fidget with;</text:p>
            <text:p>for hanging an ornament; </text:p>
            <text:p>for hanging a picture; </text:p>
            <text:p>for scratching your back; </text:p>
            <text:p>for testing a magnet; </text:p>
            <text:p>for building a stick figure; </text:p>
            <text:p>for scratching your toe;</text:p>
            <text:p>for painting as a decoration;</text:p>
          </table:table-cell>
          <table:table-cell office:value-type="string" calcext:value-type="string">
            <text:p>for throwing across the room if you're frustrated; </text:p>
            <text:p>for poking holes in a potato before baking it;</text:p>
            <text:p>for tracing designs on a paper; </text:p>
            <text:p>for using to reach something that fell behind your desk if you open it up and make it one long line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" calcext:value-type="float">
            <text:p>1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34" calcext:value-type="float">
            <text:p>0.34</text:p>
          </table:table-cell>
          <table:table-cell office:value-type="float" office:value="0.5" calcext:value-type="float">
            <text:p>0.5</text:p>
          </table:table-cell>
          <table:table-cell office:value-type="float" office:value="0.63" calcext:value-type="float">
            <text:p>0.6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56" calcext:value-type="float">
            <text:p>0.56</text:p>
          </table:table-cell>
          <table:table-cell office:value-type="float" office:value="0.37" calcext:value-type="float">
            <text:p>0.37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  <table:table-cell office:value-type="float" office:value="0.82" calcext:value-type="float">
            <text:p>0.82</text:p>
          </table:table-cell>
          <table:table-cell office:value-type="float" office:value="0.59" calcext:value-type="float">
            <text:p>0.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float" office:value="86525" calcext:value-type="float">
            <text:p>86525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 build a house; </text:p>
            <text:p>To block; </text:p>
            <text:p>To attack; </text:p>
            <text:p>To decorate; </text:p>
          </table:table-cell>
          <table:table-cell office:value-type="string" calcext:value-type="string">
            <text:p>to organise;</text:p>
            <text:p>to obstruct; </text:p>
            <text:p>to construct;</text:p>
            <text:p>to restrict; </text:p>
            <text:p>to damage;</text:p>
          </table:table-cell>
          <table:table-cell office:value-type="string" calcext:value-type="string">
            <text:p>to organize paper; </text:p>
            <text:p>to hold; </text:p>
            <text:p>to attach; </text:p>
          </table:table-cell>
          <table:table-cell office:value-type="string" calcext:value-type="string">
            <text:p>to separate;</text:p>
            <text:p>to stack;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65" calcext:value-type="float">
            <text:p>0.65</text:p>
          </table:table-cell>
          <table:table-cell office:value-type="float" office:value="0.75" calcext:value-type="float">
            <text:p>0.75</text:p>
          </table:table-cell>
          <table:table-cell office:value-type="float" office:value="0.35" calcext:value-type="float">
            <text:p>0.35</text:p>
          </table:table-cell>
          <table:table-cell office:value-type="float" office:value="0.49" calcext:value-type="float">
            <text:p>0.4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74" calcext:value-type="float">
            <text:p>0.74</text:p>
          </table:table-cell>
          <table:table-cell office:value-type="float" office:value="0.75" calcext:value-type="float">
            <text:p>0.75</text:p>
          </table:table-cell>
          <table:table-cell office:value-type="float" office:value="0.15" calcext:value-type="float">
            <text:p>0.15</text:p>
          </table:table-cell>
          <table:table-cell office:value-type="float" office:value="0.48" calcext:value-type="float">
            <text:p>0.48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69" calcext:value-type="float">
            <text:p>0.69</text:p>
          </table:table-cell>
          <table:table-cell office:value-type="float" office:value="0.25" calcext:value-type="float">
            <text:p>0.25</text:p>
          </table:table-cell>
          <table:table-cell office:value-type="float" office:value="0.15" calcext:value-type="float">
            <text:p>0.1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0.11" calcext:value-type="float">
            <text:p>0.11</text:p>
          </table:table-cell>
          <table:table-cell office:value-type="float" office:value="0.42" calcext:value-type="float">
            <text:p>0.4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7">
          <table:table-cell office:value-type="float" office:value="5" calcext:value-type="float">
            <text:p>5</text:p>
          </table:table-cell>
          <table:table-cell office:value-type="float" office:value="67093" calcext:value-type="float">
            <text:p>67093</text:p>
          </table:table-cell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ild a home; </text:p>
            <text:p>Hit someone and knock them out; </text:p>
            <text:p>Build a tower; </text:p>
            <text:p>Build a fire pit; </text:p>
            <text:p>Build a porch; </text:p>
            <text:p>Make a walkway; </text:p>
            <text:p>Build a church; </text:p>
            <text:p>Build a school; </text:p>
            <text:p>Build a restaurant;</text:p>
            <text:p>Build a store; </text:p>
            <text:p>Lift it as a weight; </text:p>
            <text:p>Paint it; </text:p>
            <text:p>Trace around it to draw a rectangle; </text:p>
            <text:p>Use it as a paperweight; </text:p>
            <text:p>Scratch something with it; </text:p>
            <text:p>Throw out your back picking it up; </text:p>
            <text:p>Hit it like a drum; </text:p>
            <text:p>Sit on it; </text:p>
          </table:table-cell>
          <table:table-cell office:value-type="string" calcext:value-type="string">
            <text:p>Build a lighthouse; </text:p>
            <text:p>Keep car from rolling away;</text:p>
          </table:table-cell>
          <table:table-cell office:value-type="string" calcext:value-type="string">
            <text:p>Hold papers together; </text:p>
            <text:p>Make holes in Play-Doh and clay; </text:p>
            <text:p>Use as a hair clip; </text:p>
            <text:p>Make a chain; </text:p>
            <text:p>Trace around it to make an oval; </text:p>
            <text:p>Pin your clothes; </text:p>
            <text:p>Use as a bookmark; </text:p>
          </table:table-cell>
          <table:table-cell office:value-type="string" calcext:value-type="string">
            <text:p>Clip a reminder to the front of something; </text:p>
            <text:p>Hold your money together; </text:p>
            <text:p>Hold receipts together; </text:p>
            <text:p>Dig in the sand; </text:p>
            <text:p>Stir something; </text:p>
            <text:p>Fashion a long straight piece of metal;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8" calcext:value-type="float">
            <text:p>0.38</text:p>
          </table:table-cell>
          <table:table-cell office:value-type="float" office:value="0.75" calcext:value-type="float">
            <text:p>0.75</text:p>
          </table:table-cell>
          <table:table-cell office:value-type="float" office:value="0.34" calcext:value-type="float">
            <text:p>0.34</text:p>
          </table:table-cell>
          <table:table-cell office:value-type="float" office:value="0.62" calcext:value-type="float">
            <text:p>0.62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0.35" calcext:value-type="float">
            <text:p>0.35</text:p>
          </table:table-cell>
          <table:table-cell/>
          <table:table-cell table:number-columns-repeated="2" office:value-type="float" office:value="0.25" calcext:value-type="float">
            <text:p>0.25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33" calcext:value-type="float">
            <text:p>0.33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47" calcext:value-type="float">
            <text:p>0.47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8">
          <table:table-cell office:value-type="float" office:value="6" calcext:value-type="float">
            <text:p>6</text:p>
          </table:table-cell>
          <table:table-cell office:value-type="float" office:value="54406" calcext:value-type="float">
            <text:p>54406</text:p>
          </table:table-cell>
          <table:table-cell office:value-type="string" calcext:value-type="string">
            <text:p>F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perweight; </text:p>
            <text:p>Planter; </text:p>
            <text:p>Tealight Holder; </text:p>
            <text:p>Hold Pens and Pencils; </text:p>
            <text:p>Spaghetti Measurer; </text:p>
            <text:p>Booster Seat in Car;</text:p>
          </table:table-cell>
          <table:table-cell office:value-type="string" calcext:value-type="string">
            <text:p>Hold down tarp over firewood; </text:p>
            <text:p>Build a wall; </text:p>
            <text:p>Book end; </text:p>
            <text:p>Build a fire pit; </text:p>
            <text:p>put in toilet tank;</text:p>
          </table:table-cell>
          <table:table-cell office:value-type="string" calcext:value-type="string">
            <text:p>Cleaning Brush; </text:p>
            <text:p>Use to remove cellphone SIM card;</text:p>
            <text:p>Make a bracelet; </text:p>
            <text:p>Unfold to pick a lock; </text:p>
            <text:p>Reset phone with;</text:p>
          </table:table-cell>
          <table:table-cell office:value-type="string" calcext:value-type="string">
            <text:p>Bridge a blown fuse with; </text:p>
            <text:p>Replace a zipper pull; </text:p>
            <text:p>Hold a hem in place; </text:p>
            <text:p>Hang objects; </text:p>
            <text:p>Mark a page;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41" calcext:value-type="float">
            <text:p>0.41</text:p>
          </table:table-cell>
          <table:table-cell office:value-type="float" office:value="0.5" calcext:value-type="float">
            <text:p>0.5</text:p>
          </table:table-cell>
          <table:table-cell office:value-type="float" office:value="0.32" calcext:value-type="float">
            <text:p>0.32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49" calcext:value-type="float">
            <text:p>0.49</text:p>
          </table:table-cell>
          <table:table-cell office:value-type="float" office:value="0.5" calcext:value-type="float">
            <text:p>0.5</text:p>
          </table:table-cell>
          <table:table-cell office:value-type="float" office:value="0.31" calcext:value-type="float">
            <text:p>0.31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0.75" calcext:value-type="float">
            <text:p>0.7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8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92953" calcext:value-type="float">
            <text:p>92953</text:p>
          </table:table-cell>
          <table:table-cell office:value-type="string" calcext:value-type="string">
            <text:p>F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oor jam; </text:p>
            <text:p>paperweight; </text:p>
            <text:p>picture frame; </text:p>
            <text:p>car stopper; </text:p>
            <text:p>toothbrush holder; </text:p>
            <text:p>pen holder; </text:p>
            <text:p>drying rack; </text:p>
            <text:p>stepping stool; </text:p>
            <text:p>balloon holder; </text:p>
            <text:p>phone holder; </text:p>
            <text:p>chair; </text:p>
            <text:p>foot rest; </text:p>
            <text:p>hammer; </text:p>
            <text:p>pillow; </text:p>
            <text:p>lipstick holder;</text:p>
          </table:table-cell>
          <table:table-cell office:value-type="string" calcext:value-type="string">
            <text:p>ladder; </text:p>
            <text:p>bookend; </text:p>
            <text:p>sanding weight;</text:p>
            <text:p>Carjack;</text:p>
          </table:table-cell>
          <table:table-cell office:value-type="string" calcext:value-type="string">
            <text:p>bobby pin; </text:p>
            <text:p>hair clip; </text:p>
            <text:p>crochet marker; </text:p>
            <text:p>nail;</text:p>
            <text:p>necklace; </text:p>
            <text:p>bracelet; </text:p>
            <text:p>earrings; </text:p>
            <text:p>bookmark; </text:p>
            <text:p>pen holder; </text:p>
            <text:p>decoration; </text:p>
            <text:p>crochet needles; </text:p>
            <text:p>knitting needles; </text:p>
            <text:p>SIM card tool; </text:p>
            <text:p>picture frame holder;</text:p>
          </table:table-cell>
          <table:table-cell office:value-type="string" calcext:value-type="string">
            <text:p>paper holder; </text:p>
            <text:p>place marker; </text:p>
            <text:p>digging tool; </text:p>
            <text:p>chisel; </text:p>
            <text:p>whittling tool; </text:p>
            <text:p>paintbrush; </text:p>
            <text:p>wire holder keeping wires together; </text:p>
            <text:p>electricity experiment; 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3" calcext:value-type="float">
            <text:p>0.83</text:p>
          </table:table-cell>
          <table:table-cell office:value-type="float" office:value="0.55" calcext:value-type="float">
            <text:p>0.55</text:p>
          </table:table-cell>
          <table:table-cell office:value-type="float" office:value="0.5" calcext:value-type="float">
            <text:p>0.5</text:p>
          </table:table-cell>
          <table:table-cell office:value-type="float" office:value="0.27" calcext:value-type="float">
            <text:p>0.27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81" calcext:value-type="float">
            <text:p>0.81</text:p>
          </table:table-cell>
          <table:table-cell office:value-type="float" office:value="0.5" calcext:value-type="float">
            <text:p>0.5</text:p>
          </table:table-cell>
          <table:table-cell office:value-type="float" office:value="0.19" calcext:value-type="float">
            <text:p>0.19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2" calcext:value-type="float">
            <text:p>0.42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9">
          <table:table-cell office:value-type="float" office:value="8" calcext:value-type="float">
            <text:p>8</text:p>
          </table:table-cell>
          <table:table-cell office:value-type="float" office:value="27310" calcext:value-type="float">
            <text:p>27310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uilding a house; </text:p>
            <text:p>DIY projects; </text:p>
            <text:p>Building a garden; </text:p>
            <text:p>Building a path; </text:p>
            <text:p>Building furniture; </text:p>
            <text:p>Building a firepit;  </text:p>
          </table:table-cell>
          <table:table-cell office:value-type="string" calcext:value-type="string">
            <text:p>candle holder; </text:p>
            <text:p>fireplace for indoor use;</text:p>
          </table:table-cell>
          <table:table-cell office:value-type="string" calcext:value-type="string">
            <text:p>To keep papers organized;</text:p>
            <text:p>You can hang Christmas ornaments; </text:p>
            <text:p>Repair certain items; </text:p>
            <text:p>Some people use as lockpicks; </text:p>
            <text:p>Make nail art (making small designs on your nails with nailpolish);</text:p>
          </table:table-cell>
          <table:table-cell office:value-type="string" calcext:value-type="string">
            <text:p>Keep your money organized; </text:p>
            <text:p>I have used paperclips to unclog certain items that have a small hole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24" calcext:value-type="float">
            <text:p>0.24</text:p>
          </table:table-cell>
          <table:table-cell office:value-type="float" office:value="0.5" calcext:value-type="float">
            <text:p>0.5</text:p>
          </table:table-cell>
          <table:table-cell office:value-type="float" office:value="0.38" calcext:value-type="float">
            <text:p>0.38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53" calcext:value-type="float">
            <text:p>0.53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07" calcext:value-type="float">
            <text:p>0.07</text:p>
          </table:table-cell>
          <table:table-cell office:value-type="float" office:value="0.54" calcext:value-type="float">
            <text:p>0.54</text:p>
          </table:table-cell>
          <table:table-cell office:value-type="float" office:value="0.25" calcext:value-type="float">
            <text:p>0.25</text:p>
          </table:table-cell>
          <table:table-cell office:value-type="float" office:value="0.63" calcext:value-type="float">
            <text:p>0.63</text:p>
          </table:table-cell>
          <table:table-cell office:value-type="float" office:value="0.37" calcext:value-type="float">
            <text:p>0.37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  <table:table-row table:style-name="ro8">
          <table:table-cell office:value-type="float" office:value="9" calcext:value-type="float">
            <text:p>9</text:p>
          </table:table-cell>
          <table:table-cell office:value-type="float" office:value="33405" calcext:value-type="float">
            <text:p>33405</text:p>
          </table:table-cell>
          <table:table-cell office:value-type="string" calcext:value-type="string">
            <text:p>F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Hold a door open; </text:p>
            <text:p>Build a house; </text:p>
            <text:p>Break a window; </text:p>
          </table:table-cell>
          <table:table-cell office:value-type="string" calcext:value-type="string">
            <text:p> Build a door; </text:p>
            <text:p> Build furniture; </text:p>
            <text:p> To step on to be taller;</text:p>
          </table:table-cell>
          <table:table-cell office:value-type="string" calcext:value-type="string">
            <text:p>Hold papers together; </text:p>
            <text:p>Unlock a door; </text:p>
            <text:p>Earrings; </text:p>
            <text:p>Make a necklace; </text:p>
            <text:p>Pick a lock;</text:p>
          </table:table-cell>
          <table:table-cell office:value-type="string" calcext:value-type="string">
            <text:p>Close a bag; </text:p>
            <text:p>Clean your fingernails; </text:p>
            <text:p>Poke someone; </text:p>
            <text:p>As a tool for making furniture;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32" calcext:value-type="float">
            <text:p>0.32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31" calcext:value-type="float">
            <text:p>0.3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69" calcext:value-type="float">
            <text:p>0.69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26" calcext:value-type="float">
            <text:p>0.26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58" calcext:value-type="float">
            <text:p>0.58</text:p>
          </table:table-cell>
          <table:table-cell office:value-type="float" office:value="0.5" calcext:value-type="float">
            <text:p>0.5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8"/>
        </table:table-row>
        <table:table-row table:style-name="ro10">
          <table:table-cell office:value-type="float" office:value="10" calcext:value-type="float">
            <text:p>10</text:p>
          </table:table-cell>
          <table:table-cell office:value-type="float" office:value="95948" calcext:value-type="float">
            <text:p>95948</text:p>
          </table:table-cell>
          <table:table-cell office:value-type="string" calcext:value-type="string">
            <text:p>M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or home building;</text:p>
            <text:p>walls; </text:p>
            <text:p>a fireplace; </text:p>
            <text:p>construction; </text:p>
            <text:p>throwing at objects; </text:p>
            <text:p>adding weight to objects; </text:p>
            <text:p>sinking objects; </text:p>
            <text:p>breaking objects; </text:p>
            <text:p>and blocking the view;</text:p>
          </table:table-cell>
          <table:table-cell office:value-type="string" calcext:value-type="string">
            <text:p>in brickwork; </text:p>
            <text:p>negative ballast; </text:p>
            <text:p>a chimney; </text:p>
            <text:p>Basemen;</text:p>
          </table:table-cell>
          <table:table-cell office:value-type="string" calcext:value-type="string">
            <text:p>holding pages together; </text:p>
            <text:p>connecting objects; </text:p>
            <text:p>grabbing objects; </text:p>
            <text:p>poking objects; </text:p>
            <text:p>getting in hard to reach places; </text:p>
            <text:p>launching a mouse trap; </text:p>
            <text:p>writing; </text:p>
            <text:p>scratching; </text:p>
            <text:p>itching; </text:p>
            <text:p>throwing; </text:p>
            <text:p>making music; </text:p>
            <text:p>holding objects in place; </text:p>
            <text:p>gripping objects; </text:p>
            <text:p>stirring coffee; </text:p>
            <text:p>and picking teeth;</text:p>
          </table:table-cell>
          <table:table-cell office:value-type="string" calcext:value-type="string">
            <text:p>cleaning fingernails;</text:p>
            <text:p>cleaning toenails; </text:p>
            <text:p>roasting a marshmallow; </text:p>
            <text:p>making sculptures; </text:p>
            <text:p>making miniature houses; </text:p>
            <text:p>flicking objects;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48" calcext:value-type="float">
            <text:p>0.48</text:p>
          </table:table-cell>
          <table:table-cell office:value-type="float" office:value="0.75" calcext:value-type="float">
            <text:p>0.75</text:p>
          </table:table-cell>
          <table:table-cell office:value-type="float" office:value="0.27" calcext:value-type="float">
            <text:p>0.27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52" calcext:value-type="float">
            <text:p>0.52</text:p>
          </table:table-cell>
          <table:table-cell office:value-type="float" office:value="0.5" calcext:value-type="float">
            <text:p>0.5</text:p>
          </table:table-cell>
          <table:table-cell office:value-type="float" office:value="0.24" calcext:value-type="float">
            <text:p>0.24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64" calcext:value-type="float">
            <text:p>0.64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table:number-columns-repeated="6"/>
        </table:table-row>
        <table:table-row table:style-name="ro11">
          <table:table-cell office:value-type="float" office:value="11" calcext:value-type="float">
            <text:p>11</text:p>
          </table:table-cell>
          <table:table-cell office:value-type="float" office:value="91114" calcext:value-type="float">
            <text:p>91114</text:p>
          </table:table-cell>
          <table:table-cell office:value-type="string" calcext:value-type="string">
            <text:p>F</text:p>
          </table:table-cell>
          <table:table-cell office:value-type="float" office:value="28" calcext:value-type="float">
            <text:p>2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 use as a base for a bbq stand; </text:p>
            <text:p>To build a house; </text:p>
            <text:p>To make a wall; </text:p>
            <text:p>To build an outdoor fence; </text:p>
            <text:p>To wedge open a door; </text:p>
            <text:p>As a flowerpot;</text:p>
            <text:p>To smash an object apart;</text:p>
            <text:p>To hold a light object down;</text:p>
          </table:table-cell>
          <table:table-cell office:value-type="string" calcext:value-type="string">
            <text:p>To secure clothes that have been washed to prevent them from flying away (when dried on the ground); </text:p>
            <text:p>They can be used as a mini temporary stool (stacked on top of each other); </text:p>
            <text:p>To build a sturdy fireplace; </text:p>
            <text:p>To smash nuts open;</text:p>
          </table:table-cell>
          <table:table-cell office:value-type="string" calcext:value-type="string">
            <text:p>To hold pieces of paper together; </text:p>
            <text:p>To keep a crisp packet closed; </text:p>
            <text:p>To open a lock if necessary; </text:p>
            <text:p>To reach into places that are hard to get to (if a keys falls in a small space); </text:p>
            <text:p>To aid in closing a clasp of a bracelet; </text:p>
            <text:p>Many can be used to make a chain of paperclips to form a unique and retro necklace (jewellery); </text:p>
            <text:p>Can be used as earrings if your ears are pierced;</text:p>
          </table:table-cell>
          <table:table-cell office:value-type="string" calcext:value-type="string">
            <text:p>It can be molded to make interesting figures that can be used for necklace pendants and charms; </text:p>
            <text:p>It can be used as a conductor to connect two pieces of metal together; </text:p>
            <text:p>It can be used to clip to pieces of fabric together as a temporary fix to clothes that just happened to get torn by accident; </text:p>
            <text:p>Can be used to poke holes in items;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44" calcext:value-type="float">
            <text:p>0.44</text:p>
          </table:table-cell>
          <table:table-cell office:value-type="float" office:value="0.36" calcext:value-type="float">
            <text:p>0.36</text:p>
          </table:table-cell>
          <table:table-cell office:value-type="float" office:value="0.5" calcext:value-type="float">
            <text:p>0.5</text:p>
          </table:table-cell>
          <table:table-cell office:value-type="float" office:value="0.56" calcext:value-type="float">
            <text:p>0.56</text:p>
          </table:table-cell>
          <table:table-cell office:value-type="float" office:value="0.47" calcext:value-type="float">
            <text:p>0.47</text:p>
          </table:table-cell>
          <table:table-cell/>
          <table:table-cell office:value-type="float" office:value="0.22" calcext:value-type="float">
            <text:p>0.22</text:p>
          </table:table-cell>
          <table:table-cell office:value-type="float" office:value="0.46" calcext:value-type="float">
            <text:p>0.46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61" calcext:value-type="float">
            <text:p>0.61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72" calcext:value-type="float">
            <text:p>0.72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/>
        </table:table-row>
        <table:table-row table:style-name="ro12">
          <table:table-cell office:value-type="float" office:value="12" calcext:value-type="float">
            <text:p>12</text:p>
          </table:table-cell>
          <table:table-cell office:value-type="float" office:value="65587" calcext:value-type="float">
            <text:p>65587</text:p>
          </table:table-cell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Weapon; </text:p>
            <text:p>Plant flowers; </text:p>
            <text:p>Podium for backyard Olympics; </text:p>
            <text:p>Doorstop; </text:p>
            <text:p>Extra Step; </text:p>
            <text:p>Yoga Block; </text:p>
            <text:p>Brick Waterfall; </text:p>
            <text:p>Bird Bath; </text:p>
            <text:p>Mini sled for dolls; </text:p>
            <text:p>4 walled shelter for mice; </text:p>
            <text:p>Weight;</text:p>
          </table:table-cell>
          <table:table-cell office:value-type="string" calcext:value-type="string">
            <text:p>Border for gardens;</text:p>
            <text:p>Build a house; </text:p>
            <text:p>Edge a walkway; </text:p>
            <text:p>Build a fire pit; </text:p>
            <text:p>Crush and use the pieces for artwork; </text:p>
            <text:p>Garden bench; </text:p>
            <text:p>Use for a prop in a play;</text:p>
          </table:table-cell>
          <table:table-cell office:value-type="string" calcext:value-type="string">
            <text:p>Holding papers together; </text:p>
            <text:p>Resetting your phone; </text:p>
            <text:p>Hair clip; </text:p>
            <text:p>Chained together to make a curtain; </text:p>
            <text:p>Bent put on a chair as a practical joke; </text:p>
            <text:p>Wound multiple together to make different animals or characters; </text:p>
            <text:p>Chain;  </text:p>
            <text:p>put gum on the end to collect items;</text:p>
          </table:table-cell>
          <table:table-cell office:value-type="string" calcext:value-type="string">
            <text:p>Stretch out to use as a stick; </text:p>
            <text:p>use as an alligators mouth for a toy; </text:p>
            <text:p>Hold flowers in place; </text:p>
            <text:p>Remove hair from brush;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29" calcext:value-type="float">
            <text:p>0.29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  <table:table-cell office:value-type="float" office:value="0.41" calcext:value-type="float">
            <text:p>0.41</text:p>
          </table:table-cell>
          <table:table-cell office:value-type="float" office:value="0.58" calcext:value-type="float">
            <text:p>0.58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58" calcext:value-type="float">
            <text:p>0.58</text:p>
          </table:table-cell>
          <table:table-cell office:value-type="float" office:value="0.75" calcext:value-type="float">
            <text:p>0.75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58" calcext:value-type="float">
            <text:p>0.58</text:p>
          </table:table-cell>
          <table:table-cell office:value-type="float" office:value="1" calcext:value-type="float">
            <text:p>1</text:p>
          </table:table-cell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68" calcext:value-type="float">
            <text:p>0.68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float" office:value="67583" calcext:value-type="float">
            <text:p>67583</text:p>
          </table:table-cell>
          <table:table-cell office:value-type="string" calcext:value-type="string">
            <text:p>F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to hit something;</text:p>
            <text:p>to build; </text:p>
            <text:p>to create a nest for birds; </text:p>
            <text:p>to put plants on; </text:p>
            <text:p>to draw a square; </text:p>
            <text:p>to weight lift; </text:p>
            <text:p>to test a weight machine; </text:p>
            <text:p>to delimit a zone; </text:p>
            <text:p>to fill a hole;</text:p>
          </table:table-cell>
          <table:table-cell office:value-type="string" calcext:value-type="string">
            <text:p>to hold beers;</text:p>
            <text:p>to hide stuff;</text:p>
            <text:p>to play with it;</text:p>
          </table:table-cell>
          <table:table-cell office:value-type="string" calcext:value-type="string">
            <text:p>as a hair clip;</text:p>
            <text:p>as a book marker;</text:p>
            <text:p>to hang a picture;</text:p>
            <text:p>to attach some papers;</text:p>
            <text:p>to draw a figure;</text:p>
            <text:p>to mark an interesting part of a document;</text:p>
            <text:p>to open locks;</text:p>
            <text:p>to scratch a lottery card;</text:p>
            <text:p>to use with painting;</text:p>
            <text:p>to roll around a charger;</text:p>
            <text:p>to decorate;</text:p>
          </table:table-cell>
          <table:table-cell office:value-type="string" calcext:value-type="string">
            <text:p>to hold cords; </text:p>
            <text:p>to attach cords;</text:p>
            <text:p>To untangle something;</text:p>
            <text:p>to draw on sand;</text:p>
            <text:p>to create earrings;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33" calcext:value-type="float">
            <text:p>0.33</text:p>
          </table:table-cell>
          <table:table-cell office:value-type="float" office:value="0.75" calcext:value-type="float">
            <text:p>0.75</text:p>
          </table:table-cell>
          <table:table-cell office:value-type="float" office:value="0.26" calcext:value-type="float">
            <text:p>0.26</text:p>
          </table:table-cell>
          <table:table-cell office:value-type="float" office:value="0.43" calcext:value-type="float">
            <text:p>0.43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0.25" calcext:value-type="float">
            <text:p>0.25</text:p>
          </table:table-cell>
          <table:table-cell office:value-type="float" office:value="0.45" calcext:value-type="float">
            <text:p>0.4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66" calcext:value-type="float">
            <text:p>0.66</text:p>
          </table:table-cell>
          <table:table-cell office:value-type="float" office:value="0.75" calcext:value-type="float">
            <text:p>0.75</text:p>
          </table:table-cell>
          <table:table-cell office:value-type="float" office:value="0.32" calcext:value-type="float">
            <text:p>0.32</text:p>
          </table:table-cell>
          <table:table-cell office:value-type="float" office:value="0.56" calcext:value-type="float">
            <text:p>0.56</text:p>
          </table:table-cell>
          <table:table-cell/>
          <table:table-cell office:value-type="float" office:value="0.17" calcext:value-type="float">
            <text:p>0.17</text:p>
          </table:table-cell>
          <table:table-cell office:value-type="float" office:value="0.71" calcext:value-type="float">
            <text:p>0.71</text:p>
          </table:table-cell>
          <table:table-cell office:value-type="float" office:value="0.5" calcext:value-type="float">
            <text:p>0.5</text:p>
          </table:table-cell>
          <table:table-cell office:value-type="float" office:value="0.26" calcext:value-type="float">
            <text:p>0.26</text:p>
          </table:table-cell>
          <table:table-cell office:value-type="float" office:value="0.41" calcext:value-type="float">
            <text:p>0.4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8"/>
        </table:table-row>
        <table:table-row table:style-name="ro13">
          <table:table-cell office:value-type="float" office:value="14" calcext:value-type="float">
            <text:p>14</text:p>
          </table:table-cell>
          <table:table-cell office:value-type="float" office:value="20417" calcext:value-type="float">
            <text:p>20417</text:p>
          </table:table-cell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re pit;</text:p>
            <text:p>weapon; </text:p>
            <text:p>step; </text:p>
            <text:p>garden path; </text:p>
            <text:p>planter; </text:p>
            <text:p>outdoor seat; </text:p>
          </table:table-cell>
          <table:table-cell office:value-type="string" calcext:value-type="string">
            <text:p>paperweight; </text:p>
            <text:p>gym weights; </text:p>
          </table:table-cell>
          <table:table-cell office:value-type="string" calcext:value-type="string">
            <text:p>hair pin; </text:p>
            <text:p>hair tie; </text:p>
            <text:p>bracelet; </text:p>
            <text:p>ring; </text:p>
            <text:p>staple; </text:p>
            <text:p>carving tool; </text:p>
            <text:p>kill bug; </text:p>
            <text:p>skewer kabob; </text:p>
            <text:p>roast a mini marshmallow; </text:p>
            <text:p>tattoo needle;</text:p>
          </table:table-cell>
          <table:table-cell office:value-type="string" calcext:value-type="string">
            <text:p>nose ring; </text:p>
            <text:p>earring; </text:p>
            <text:p>money clip; </text:p>
            <text:p>bookmark; </text:p>
            <text:p>page marker; </text:p>
            <text:p>self defense tool; </text:p>
            <text:p>weapon; </text:p>
            <text:p>pin; </text:p>
            <text:p>key ring; </text:p>
            <text:p>zipper handle;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5" calcext:value-type="float">
            <text:p>0.45</text:p>
          </table:table-cell>
          <table:table-cell office:value-type="float" office:value="0.75" calcext:value-type="float">
            <text:p>0.75</text:p>
          </table:table-cell>
          <table:table-cell office:value-type="float" office:value="0.21" calcext:value-type="float">
            <text:p>0.21</text:p>
          </table:table-cell>
          <table:table-cell office:value-type="float" office:value="0.44" calcext:value-type="float">
            <text:p>0.44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22" calcext:value-type="float">
            <text:p>0.22</text:p>
          </table:table-cell>
          <table:table-cell office:value-type="float" office:value="0.75" calcext:value-type="float">
            <text:p>0.75</text:p>
          </table:table-cell>
          <table:table-cell office:value-type="float" office:value="0.23" calcext:value-type="float">
            <text:p>0.23</text:p>
          </table:table-cell>
          <table:table-cell office:value-type="float" office:value="0.38" calcext:value-type="float">
            <text:p>0.38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17" calcext:value-type="float">
            <text:p>0.17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8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float" office:value="33103" calcext:value-type="float">
            <text:p>33103</text:p>
          </table:table-cell>
          <table:table-cell office:value-type="string" calcext:value-type="string">
            <text:p>M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an build house; </text:p>
            <text:p>construction of floors; </text:p>
            <text:p>can make DIY of Tea- light holder; </text:p>
            <text:p>To build Pavements; </text:p>
            <text:p>Building walls;</text:p>
          </table:table-cell>
          <table:table-cell office:value-type="string" calcext:value-type="string">
            <text:p>can cook with the help of brick s by using as a stand; </text:p>
            <text:p>elevate a hot water tank;</text:p>
          </table:table-cell>
          <table:table-cell office:value-type="string" calcext:value-type="string">
            <text:p>Make a bookmark; </text:p>
            <text:p>Fix a zipper; </text:p>
            <text:p>Repair eye glasses; </text:p>
            <text:p>Can Hang DIY ornaments; </text:p>
            <text:p>Remove hair from hairbrush.</text:p>
          </table:table-cell>
          <table:table-cell office:value-type="string" calcext:value-type="string">
            <text:p>Nail cuticle remover; </text:p>
            <text:p>lock picker;</text:p>
            <text:p>dvd drive opener; </text:p>
            <text:p>make nappy clip;</text:p>
            <text:p>clean tiny gun;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5" calcext:value-type="float">
            <text:p>0.35</text:p>
          </table:table-cell>
          <table:table-cell office:value-type="float" office:value="0.5" calcext:value-type="float">
            <text:p>0.5</text:p>
          </table:table-cell>
          <table:table-cell office:value-type="float" office:value="0.43" calcext:value-type="float">
            <text:p>0.43</text:p>
          </table:table-cell>
          <table:table-cell office:value-type="float" office:value="0.39" calcext:value-type="float">
            <text:p>0.39</text:p>
          </table:table-cell>
          <table:table-cell/>
          <table:table-cell office:value-type="float" office:value="0.11" calcext:value-type="float">
            <text:p>0.11</text:p>
          </table:table-cell>
          <table:table-cell office:value-type="float" office:value="0.75" calcext:value-type="float">
            <text:p>0.75</text:p>
          </table:table-cell>
          <table:table-cell office:value-type="float" office:value="0.5" calcext:value-type="float">
            <text:p>0.5</text:p>
          </table:table-cell>
          <table:table-cell office:value-type="float" office:value="0.69" calcext:value-type="float">
            <text:p>0.69</text:p>
          </table:table-cell>
          <table:table-cell office:value-type="float" office:value="0.51" calcext:value-type="float">
            <text:p>0.51</text:p>
          </table:table-cell>
          <table:table-cell/>
          <table:table-cell office:value-type="float" office:value="0.14" calcext:value-type="float">
            <text:p>0.14</text:p>
          </table:table-cell>
          <table:table-cell office:value-type="float" office:value="0.29" calcext:value-type="float">
            <text:p>0.29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float" office:value="0.18" calcext:value-type="float">
            <text:p>0.18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6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6">00/00/0000</text:date>, <text:time style:data-style-name="N2" text:time-value="14:25:55.9812038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9T21:21:46.809105164</meta:creation-date>
    <dc:date>2021-08-26T14:42:19.726255245</dc:date>
    <meta:editing-duration>P2DT4H1M55S</meta:editing-duration>
    <meta:editing-cycles>56</meta:editing-cycles>
    <meta:generator>LibreOffice/6.4.4.2$Linux_X86_64 LibreOffice_project/40$Build-2</meta:generator>
    <meta:document-statistic meta:table-count="1" meta:cell-count="642" meta:object-count="0"/>
  </office:meta>
</office:document-meta>
</file>